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32A00001FBC89659F3D.svm"/>
  <manifest:file-entry manifest:media-type="" manifest:full-path="Pictures/200000070000263F00001267FFFF3708.svm"/>
  <manifest:file-entry manifest:media-type="" manifest:full-path="Pictures/2000000700001CBC0000077259703442.svm"/>
  <manifest:file-entry manifest:media-type="" manifest:full-path="Pictures/20000007000031830000175DD63516FE.svm"/>
  <manifest:file-entry manifest:media-type="" manifest:full-path="Pictures/200000070000223700000969D3A0CE1A.svm"/>
  <manifest:file-entry manifest:media-type="" manifest:full-path="Pictures/200000070000168900000708901723A2.svm"/>
  <manifest:file-entry manifest:media-type="" manifest:full-path="Pictures/20000007000011FD0000082B5123FF09.svm"/>
  <manifest:file-entry manifest:media-type="" manifest:full-path="Pictures/20000007000035A500000561265849DE.svm"/>
  <manifest:file-entry manifest:media-type="" manifest:full-path="Pictures/2000000700007AE400001E7EC2E5F342.svm"/>
  <manifest:file-entry manifest:media-type="" manifest:full-path="Pictures/2000000700002AE500001F6C1BBCD28C.svm"/>
  <manifest:file-entry manifest:media-type="" manifest:full-path="Pictures/2000000700002FF6000021CD57335867.svm"/>
  <manifest:file-entry manifest:media-type="" manifest:full-path="Pictures/2000000700001D5B00001988224ED94B.svm"/>
  <manifest:file-entry manifest:media-type="" manifest:full-path="Pictures/2000000700005F810000307A4CF6C7A9.svm"/>
  <manifest:file-entry manifest:media-type="" manifest:full-path="Pictures/20000007000012D0000007DC4A4AF889.svm"/>
  <manifest:file-entry manifest:media-type="" manifest:full-path="Pictures/2000000700006ECC000018E909CA7AE1.svm"/>
  <manifest:file-entry manifest:media-type="" manifest:full-path="Pictures/2000000700004E24000018CF692D74C8.svm"/>
  <manifest:file-entry manifest:media-type="" manifest:full-path="Pictures/2000000700002BD300001AE0962FCA9C.svm"/>
  <manifest:file-entry manifest:media-type="" manifest:full-path="Pictures/20000007000079A6000030E44590C630.svm"/>
  <manifest:file-entry manifest:media-type="" manifest:full-path="Pictures/200000070000304500001C6DB5C73A7C.svm"/>
  <manifest:file-entry manifest:media-type="" manifest:full-path="Pictures/20000007000058FE000017FB9ECB1E1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line-height="130%" fo:orphans="2" fo:widows="2" fo:text-indent="0cm" style:auto-text-indent="false"/>
      <style:text-properties fo:font-variant="normal" fo:text-transform="none" style:font-name="Calibri" fo:font-size="11pt" fo:letter-spacing="normal" fo:font-style="normal" fo:font-weight="normal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Heading">
      <style:paragraph-properties fo:text-align="center" style:justify-single-word="false" fo:break-before="page"/>
    </style:style>
    <style:style style:name="P4" style:family="paragraph" style:parent-style-name="Standard">
      <style:text-properties fo:color="#ff6600"/>
    </style:style>
    <style:style style:name="P5" style:family="paragraph" style:parent-style-name="Standard">
      <style:text-properties fo:color="#ff3333"/>
    </style:style>
    <style:style style:name="P6" style:family="paragraph" style:parent-style-name="Standard">
      <style:text-properties fo:color="#c5000b"/>
    </style:style>
    <style:style style:name="P7" style:family="paragraph" style:parent-style-name="Text_20_body">
      <style:text-properties fo:color="#ff6600"/>
    </style:style>
    <style:style style:name="P8" style:family="paragraph" style:parent-style-name="Standard" style:list-style-name="L1"/>
    <style:style style:name="P9" style:family="paragraph" style:parent-style-name="Standard" style:list-style-name="L2"/>
    <style:style style:name="T1" style:family="text">
      <style:text-properties fo:font-variant="normal" fo:text-transform="none" style:font-name="Calibri" fo:font-size="11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Étude Fonctionnelle</text:p>
      <text:p text:style-name="Standard"/>
      <text:p text:style-name="Standard"/>
      <text:h text:style-name="Heading_20_1" text:outline-level="1">Fonctionnalités</text:h>
      <text:p text:style-name="Standard"/>
      <text:p text:style-name="Standard"/>
      <text:p text:style-name="Text_20_body">1) ajout de personne + consultation + mise à jour mais pas la suppression </text:p>
      <text:p text:style-name="Text_20_body"/>
      <text:p text:style-name="Text_20_body">2) ajout d'une activité+ mise à jour mais pas la suppression </text:p>
      <text:p text:style-name="Text_20_body"/>
      <text:p text:style-name="Text_20_body">3) ajout d'un voyage + mise à jour mais pas la suppression (on utilisera le statut).</text:p>
      <text:p text:style-name="Text_20_body"/>
      <text:p text:style-name="Text_20_body">4) pour un voyage ajout + suppression de personne</text:p>
      <text:p text:style-name="Text_20_body"/>
      <text:p text:style-name="Text_20_body">5) pour un voyage ajout + suppression d'activité</text:p>
      <text:p text:style-name="Text_20_body"/>
      <text:p text:style-name="Text_20_body">6) pour une activité :</text:p>
      <text:p text:style-name="P1">Visualisation avec tri par date, catégories ou coût.</text:p>
      <text:p text:style-name="Text_20_body">Cette partie est globale sans être lié a un voyage. </text:p>
      <text:p text:style-name="Text_20_body"/>
      <text:p text:style-name="Text_20_body">7) pour un voyage :</text:p>
      <text:p text:style-name="P1">Visualisation des activités avec tri par date, catégories ou coût, statut.</text:p>
      <text:p text:style-name="Text_20_body"/>
      <text:p text:style-name="Text_20_body">8) <text:span text:style-name="T1">Visualisation des totaux pour chaque catégorie, totaux globaux et totaux par personne</text:span></text:p>
      <text:p text:style-name="P7"/>
      <text:p text:style-name="Text_20_body">9) gestion des adresses : pour la gestion des adresses l'on aura le référentiel R_CODE_POSTAL. Le logiciel permettra l'ajout de code postaux et ville au besoin.</text:p>
      <text:p text:style-name="Text_20_body"/>
      <text:p text:style-name="Text_20_body"/>
      <text:p text:style-name="Text_20_body"/>
      <text:p text:style-name="Text_20_body"/>
      <text:p text:style-name="Standard"/>
      <text:p text:style-name="Standard"/>
      <text:p text:style-name="Standard"/>
      <text:p text:style-name="P3">Vues</text:p>
      <text:p text:style-name="Standard"/>
      <text:p text:style-name="Standard"/>
      <text:p text:style-name="Standard"/>
      <text:h text:style-name="Heading_20_1" text:outline-level="1">IHM</text:h>
      <text:p text:style-name="Text_20_body"/>
      <text:p text:style-name="Text_20_body">Pour les création, modification, je présente ici une version de saisie par formulaire, mais il ai aussi possible de modifier directement la table (voir consultation d'une fonctionnalité) ou autre.</text:p>
      <text:p text:style-name="Text_20_body"><text:s/></text:p>
      <text:h text:style-name="Heading_20_2" text:outline-level="2">Charte Graphique</text:h>
      <text:p text:style-name="Text_20_body">Aucune charte graphique n'a été demandée ou proposée, je pars donc sur des formulaires classiques.</text:p>
      <text:p text:style-name="Text_20_body"/>
      <text:h text:style-name="Heading_20_2" text:outline-level="2">Général</text:h>
      <text:p text:style-name="Text_20_body">L'on part sur une fenêtre classique</text:p>
      <text:p text:style-name="Standard"><draw:frame draw:style-name="fr1" draw:name="images2" text:anchor-type="paragraph" svg:width="17cm" svg:height="4.217cm" draw:z-index="0"><draw:image xlink:href="Pictures/2000000700007AE400001E7EC2E5F342.svm" xlink:type="simple" xlink:show="embed" xlink:actuate="onLoad"/></draw:frame></text:p>
      <text:p text:style-name="Standard">Un menu permettra de naviguer dans les différentes parties de l'application.</text:p>
      <text:p text:style-name="Standard">A l'ouverture de l'application, l'on arrivera sur la consultation des voyages . </text:p>
      <text:p text:style-name="Standard"/>
      <text:h text:style-name="Heading_20_2" text:outline-level="2">Menu</text:h>
      <text:p text:style-name="Standard"/>
      <text:h text:style-name="Heading_20_3" text:outline-level="3">Personne</text:h>
      <text:p text:style-name="Standard"><draw:frame draw:style-name="fr2" draw:name="images3" text:anchor-type="paragraph" svg:x="6.198cm" svg:y="-0.026cm" svg:width="4.606cm" svg:height="2.09cm" draw:z-index="3"><draw:image xlink:href="Pictures/20000007000011FD0000082B5123FF09.svm" xlink:type="simple" xlink:show="embed" xlink:actuate="onLoad"/></draw:frame></text:p>
      <text:h text:style-name="Heading_20_3" text:outline-level="3">Activité</text:h>
      <text:p text:style-name="Standard"><draw:frame draw:style-name="fr3" draw:name="images4" text:anchor-type="paragraph" svg:width="4.815cm" svg:height="2.013cm" draw:z-index="1"><draw:image xlink:href="Pictures/20000007000012D0000007DC4A4AF889.svm" xlink:type="simple" xlink:show="embed" xlink:actuate="onLoad"/></draw:frame><text:soft-page-break/></text:p>
      <text:h text:style-name="Heading_20_3" text:outline-level="3">Voyage</text:h>
      <text:p text:style-name="Standard"><draw:frame draw:style-name="fr3" draw:name="images5" text:anchor-type="paragraph" svg:width="5.77cm" svg:height="1.799cm" draw:z-index="2"><draw:image xlink:href="Pictures/200000070000168900000708901723A2.svm" xlink:type="simple" xlink:show="embed" xlink:actuate="onLoad"/></draw:frame></text:p>
      <text:h text:style-name="Heading_20_3" text:outline-level="3">Adresse</text:h>
      <text:p text:style-name="P4"/>
      <text:p text:style-name="P4"><draw:frame draw:style-name="fr3" draw:name="images13" text:anchor-type="paragraph" svg:width="7.355cm" svg:height="1.907cm" draw:z-index="6"><draw:image xlink:href="Pictures/2000000700001CBC0000077259703442.svm" xlink:type="simple" xlink:show="embed" xlink:actuate="onLoad"/></draw:frame></text:p>
      <text:p text:style-name="Standard"/>
      <text:h text:style-name="Heading_20_3" text:outline-level="3">Référentiel</text:h>
      <text:p text:style-name="P4"/>
      <text:p text:style-name="Standard"><draw:frame draw:style-name="fr3" draw:name="images18" text:anchor-type="paragraph" svg:width="8.759cm" svg:height="2.409cm" draw:z-index="15"><draw:image xlink:href="Pictures/200000070000223700000969D3A0CE1A.svm" xlink:type="simple" xlink:show="embed" xlink:actuate="onLoad"/></draw:frame></text:p>
      <text:p text:style-name="Standard"/>
      <text:h text:style-name="Heading_20_3" text:outline-level="3">Toolbar</text:h>
      <text:p text:style-name="P4"/>
      <text:p text:style-name="Standard">pour faciliter la navigation l'on utilise une toolbar à la place des menus initialement prévus.</text:p>
      <text:p text:style-name="Standard">Image <text:a xlink:type="simple" xlink:href="https://fr.freepik.com/" text:style-name="Internet_20_link" text:visited-style-name="Visited_20_Internet_20_Link">https://fr.freepik.com/</text:a></text:p>
      <text:p text:style-name="Standard"><draw:frame draw:style-name="fr3" draw:name="images20" text:anchor-type="paragraph" svg:width="13.734cm" svg:height="1.378cm" draw:z-index="17"><draw:image xlink:href="Pictures/20000007000035A500000561265849DE.svm" xlink:type="simple" xlink:show="embed" xlink:actuate="onLoad"/></draw:frame></text:p>
      <text:p text:style-name="Standard"/>
      <text:h text:style-name="Heading_20_1" text:outline-level="1">Personnes</text:h>
      <text:p text:style-name="Standard"/>
      <text:h text:style-name="Heading_20_2" text:outline-level="2">consultation</text:h>
      <text:p text:style-name="Standard"/>
      <text:p text:style-name="Standard"><draw:frame draw:style-name="fr4" draw:name="images1" text:anchor-type="paragraph" svg:width="12.675cm" svg:height="5.981cm" draw:z-index="8"><draw:image xlink:href="Pictures/20000007000031830000175DD63516FE.svm" xlink:type="simple" xlink:show="embed" xlink:actuate="onLoad"/></draw:frame><text:soft-page-break/></text:p>
      <text:p text:style-name="Standard">1: une table (ou tableur) permet de voir l'ensemble des personnes. </text:p>
      <text:p text:style-name="Standard"/>
      <text:p text:style-name="Standard">2: le bouton ajouté permet de passer directement à la fonctionnalité « ajouter » (voir Création/Mise à jour). Le panneau apparaîtra dans une boite de dialogue bloquante.</text:p>
      <text:p text:style-name="Standard"/>
      <text:p text:style-name="Standard">3: un « double click » sur une ligne permet de passer directement à la fonctionnalité « mise à jour » (voir Création/Mise à jour) </text:p>
      <text:p text:style-name="Standard"/>
      <text:p text:style-name="Standard">4: Critère de recherche d'une personne. Il va filtrer le tableau (1) en fonction des critères de recherche :</text:p>
      <text:p text:style-name="Standard">Nom : nom recherché.</text:p>
      <text:p text:style-name="Standard">Prénom : prénom recherché.</text:p>
      <text:p text:style-name="Standard">Recherche : filtre le tableau.</text:p>
      <text:p text:style-name="Standard">Seul un des critères est nécessaire, bien que les 2 puissent être remplis.</text:p>
      <text:p text:style-name="Standard"/>
      <text:p text:style-name="Standard">sur la table, cliquer sur le titre « nom » ou « prénom » permet de trier la colonne de la table.</text:p>
      <text:p text:style-name="Standard"/>
      <text:h text:style-name="Heading_20_2" text:outline-level="2">Création/Mise à jour</text:h>
      <text:p text:style-name="Text_20_body">L'interface de création ou mise à jour sera la même. Pour la modification, les zone de saisies seront pré-remplie.</text:p>
      <text:p text:style-name="Standard"><draw:frame draw:style-name="fr3" draw:name="images6" text:anchor-type="paragraph" svg:width="9.791cm" svg:height="4.711cm" draw:z-index="4"><draw:image xlink:href="Pictures/200000070000263F00001267FFFF3708.svm" xlink:type="simple" xlink:show="embed" xlink:actuate="onLoad"/></draw:frame></text:p>
      <text:p text:style-name="Standard">1: zone de saisie des informations.</text:p>
      <text:p text:style-name="Standard">- nom : nom de la personne</text:p>
      <text:p text:style-name="Standard">- prénom : prénom de la personne</text:p>
      <text:p text:style-name="Standard"/>
      <text:p text:style-name="Standard">2: bouton pour confirmer ou annuler l'opération. Dans le cas « ok », soit une boite de dialogue confirmera l'enregistrement de l'information, soit (cas d'un ajout à la consultation) la boite de <text:soft-page-break/>dialogue sera fermera et l'on reviendra à la consultation.</text:p>
      <text:p text:style-name="Standard"/>
      <text:p text:style-name="Standard">Mode de fonctionnement :</text:p>
      <text:p text:style-name="Standard">CREATION : création d'une nouvelle entité.</text:p>
      <text:p text:style-name="Standard">UPDATE : mise à jour d'une entité en fonction de son ID.</text:p>
      <text:p text:style-name="Standard"/>
      <text:h text:style-name="Heading_20_1" text:outline-level="1">Activité</text:h>
      <text:p text:style-name="Standard"/>
      <text:h text:style-name="Heading_20_2" text:outline-level="2">Consultation</text:h>
      <text:p text:style-name="Standard"><draw:frame draw:style-name="fr5" draw:name="images7" text:anchor-type="paragraph" svg:width="17cm" svg:height="4.579cm" draw:z-index="9"><draw:image xlink:href="Pictures/20000007000058FE000017FB9ECB1E1C.svm" xlink:type="simple" xlink:show="embed" xlink:actuate="onLoad"/></draw:frame></text:p>
      <text:p text:style-name="Standard">1: une table (ou tableur) permet de voir l'ensemble des activités. </text:p>
      <text:p text:style-name="Standard"/>
      <text:p text:style-name="Standard">2: le bouton ajouté permet de passer directement à la fonctionnalité « ajouter » (voir Création/Mise à jour). Le panneau apparaîtra dans une boite de dialogue bloquante.</text:p>
      <text:p text:style-name="Standard"/>
      <text:p text:style-name="Standard">3: un « double click » sur une ligne permet de passer directement à la fonctionnalité « mise à jour » (voir Création/Mise à jour) </text:p>
      <text:p text:style-name="Standard"/>
      <text:p text:style-name="Standard">sur la table, cliquer sur le titre « Catégorie », « Libellé » ou « coût » permet de trier la colonne de la table.</text:p>
      <text:p text:style-name="Standard"/>
      <text:p text:style-name="Standard">4: Critère de recherche d'une activité. Il va filtrer le tableau (1) en fonction des critères de recherche :</text:p>
      <text:p text:style-name="Standard">Catégorie : type de catégories recherché.</text:p>
      <text:p text:style-name="Standard">Libellé : libellé recherché.</text:p>
      <text:p text:style-name="Standard">Adresse : adresse recherché.</text:p>
      <text:p text:style-name="Standard">Recherche : filtre le tableau.</text:p>
      <text:p text:style-name="Standard">Seul un des critères est nécessaire, bien que les 3 puissent être remplis.</text:p>
      <text:p text:style-name="Standard"/>
      <text:h text:style-name="Heading_20_2" text:outline-level="2">Création/mise à jour</text:h>
      <text:p text:style-name="P7"/>
      <text:p text:style-name="Standard"><draw:frame draw:style-name="fr4" draw:name="images8" text:anchor-type="paragraph" svg:width="12.358cm" svg:height="7.278cm" draw:z-index="11"><draw:image xlink:href="Pictures/200000070000304500001C6DB5C73A7C.svm" xlink:type="simple" xlink:show="embed" xlink:actuate="onLoad"/></draw:frame><text:soft-page-break/></text:p>
      <text:p text:style-name="Standard">1: zone de saisie des informations. </text:p>
      <text:p text:style-name="Standard">Catégories : une combo-box reliée au référentiel R_CATEGORIE</text:p>
      <text:p text:style-name="Standard">libellé : libellé de l'activité</text:p>
      <text:p text:style-name="Standard">adresse : adresse où commence l'activité. Celle ci n'est pas éditable. Le bouton « modifier » ouvrira une fenêtre de dialogue permetant la modification (voir Adresse : consultation)</text:p>
      <text:p text:style-name="Standard">coût : coût unitaire de l'activité. Précision de 2 chiffres après la virgule</text:p>
      <text:p text:style-name="Standard">forfaitaire : case à coché indiquant si le coût est forfaitaire ou pas.</text:p>
      <text:p text:style-name="Standard">description : Text-area (Zone de texte multi-ligness) pour la description de l'activité.</text:p>
      <text:p text:style-name="Standard"/>
      <text:p text:style-name="Standard">2: bouton pour confirmer ou annuler l'opération. Dans le cas « ok », soit une boite de dialogue confirmera l'enregistrement de l'information, soit (cas d'un ajout à la consultation) la boite de dialogue sera fermera et l'on reviendra à la consultation.</text:p>
      <text:p text:style-name="Standard"/>
      <text:p text:style-name="Standard"/>
      <text:p text:style-name="Standard">Mode de fonctionnement :</text:p>
      <text:p text:style-name="Standard">CREATION : création d'une nouvelle entité.</text:p>
      <text:p text:style-name="Standard">UPDATE : mise à jour d'une entité en fonction de son ID.</text:p>
      <text:p text:style-name="Standard">voir activité/création voyage</text:p>
      <text:p text:style-name="Standard"/>
      <text:h text:style-name="Heading_20_1" text:outline-level="1">Adresse</text:h>
      <text:p text:style-name="Standard"/>
      <text:h text:style-name="Heading_20_2" text:outline-level="2">Consultation</text:h>
      <text:p text:style-name="P4"/>
      <text:p text:style-name="P4"><draw:frame draw:style-name="fr1" draw:name="images14" text:anchor-type="paragraph" svg:width="17cm" svg:height="5.398cm" draw:z-index="13"><draw:image xlink:href="Pictures/2000000700004E24000018CF692D74C8.svm" xlink:type="simple" xlink:show="embed" xlink:actuate="onLoad"/></draw:frame><text:soft-page-break/></text:p>
      <text:p text:style-name="Standard"/>
      <text:p text:style-name="Standard">1: une table (ou tableur) permet de voir l'ensemble des adresses. </text:p>
      <text:p text:style-name="Standard"/>
      <text:p text:style-name="Standard">2: le bouton ajouté permet de passer directement à la fonctionnalité « ajouter » (voir Création/Mise à jour). Le panneau apparaîtra dans une boite de dialogue bloquante.</text:p>
      <text:p text:style-name="Standard"/>
      <text:p text:style-name="Standard">3: un « double click » sur une ligne permet de passer directement à la fonctionnalité « mise à jour » (voir Création/Mise à jour) </text:p>
      <text:p text:style-name="Standard"/>
      <text:p text:style-name="Standard">4: Critère de recherche d'une adresse. Il va filtrer le tableau (1) en fonction des critères de recherche :</text:p>
      <text:p text:style-name="Standard">Libellé : libellé recherché.</text:p>
      <text:p text:style-name="Standard">Code postal: code postal recherché.</text:p>
      <text:p text:style-name="Standard">Ville : ville recherchée.</text:p>
      <text:p text:style-name="Standard">Pays ; pays recherché.</text:p>
      <text:p text:style-name="Standard">Recherche : filtre le tableau.</text:p>
      <text:p text:style-name="Standard">Seul un des critères est nécessaire, bien que les 3 puissent être remplis.</text:p>
      <text:p text:style-name="Standard"/>
      <text:p text:style-name="Standard">sur la table, cliquer sur le titre « Libellé », « Code postal »ou « ville » permet de trier la colonne de la table.</text:p>
      <text:p text:style-name="Standard"/>
      <text:h text:style-name="Heading_20_2" text:outline-level="2">Création</text:h>
      <text:p text:style-name="P4"/>
      <text:p text:style-name="P4"><draw:frame draw:style-name="fr4" draw:name="images15" text:anchor-type="paragraph" svg:width="13.099cm" svg:height="8.124cm" draw:z-index="12"><draw:image xlink:href="Pictures/200000070000332A00001FBC89659F3D.svm" xlink:type="simple" xlink:show="embed" xlink:actuate="onLoad"/></draw:frame><text:soft-page-break/></text:p>
      <text:p text:style-name="P5">Le bouton AJOUTER <text:s/>a été retiré</text:p>
      <text:p text:style-name="Standard"/>
      <text:p text:style-name="Standard">1: zone de saisie des informations. </text:p>
      <text:p text:style-name="Standard">libellé : libellé de l'adresse généralement le nom/prénom de la personne ou nom d'une entité administrative.</text:p>
      <text:p text:style-name="Standard">Ligne1 : première ligne de l'adresse</text:p>
      <text:p text:style-name="Standard">Ligne2 : deuxième ligne de l'adresse</text:p>
      <text:p text:style-name="Standard">Ligne3 : troisième ligne de l'adresse</text:p>
      <text:p text:style-name="Standard">code postal : une combo-box reliée au référentiel R_CODE_POSTAL, qui présente le code postal</text:p>
      <text:p text:style-name="Standard">ville : une combo-box reliée au référentiel R_CODE_POSTAL, qui présente la ville</text:p>
      <text:p text:style-name="Standard"/>
      <text:p text:style-name="Standard">2: bouton pour confirmer ou annuler l'opération. Dans le cas « ok », soit une boite de dialogue confirmera l'enregistrement de l'information, soit (cas d'un ajout à la consultation) la boite de dialogue sera fermera et l'on reviendra à la consultation.</text:p>
      <text:p text:style-name="Standard"/>
      <text:p text:style-name="Standard">3: lors d'un changement du code postal, les villes associées seront proposées.</text:p>
      <text:p text:style-name="Standard"/>
      <text:p text:style-name="Standard">4: bouton qui renvoie vers l'ajout d'un code postal/ville au référentiel <text:s/>R_CODE_POSTAL (voir R_CODE_POSTAL : création/mise à jour)</text:p>
      <text:p text:style-name="Standard"/>
      <text:h text:style-name="Heading_20_1" text:outline-level="1">Voyage</text:h>
      <text:p text:style-name="Standard"/>
      <text:h text:style-name="Heading_20_2" text:outline-level="2">Consultation</text:h>
      <text:p text:style-name="P4"/>
      <text:p text:style-name="Standard"><draw:frame draw:style-name="fr4" draw:name="images9" text:anchor-type="paragraph" svg:width="17cm" svg:height="3.821cm" draw:z-index="10"><draw:image xlink:href="Pictures/2000000700006ECC000018E909CA7AE1.svm" xlink:type="simple" xlink:show="embed" xlink:actuate="onLoad"/></draw:frame></text:p>
      <text:p text:style-name="Standard"><text:soft-page-break/>1: une table (ou tableur) permet de voir l'ensemble des voyages. </text:p>
      <text:p text:style-name="Standard"/>
      <text:p text:style-name="Standard">2: le bouton ajouté permet de passer directement à la fonctionnalité « ajouter » (voir Création/Mise à jour). Le panneau apparaîtra dans une boite de dialogue bloquante.</text:p>
      <text:p text:style-name="Standard"/>
      <text:p text:style-name="Standard">3: un « double click » sur une ligne permet de passer directement à la fonctionnalité « mise à jour » (voir Création/Mise à jour) </text:p>
      <text:p text:style-name="Standard"/>
      <text:p text:style-name="Standard">sur la table, cliquer sur le titre « début », « fin », « libellé », «  statut », « cout » permet de trier la colonne de la table.</text:p>
      <text:p text:style-name="Standard"/>
      <text:p text:style-name="Standard"/>
      <text:p text:style-name="Standard">4: Critère de recherche d'un voyage. Il va filtrer le tableau (1) en fonction des critères de recherche :</text:p>
      <text:p text:style-name="Standard">Libellé : libellé recherché.</text:p>
      <text:p text:style-name="Standard">Année : année recherchée.</text:p>
      <text:p text:style-name="Standard">Statut : référentiel R_STATUT_VOYAGE</text:p>
      <text:p text:style-name="Standard">nb personne : nombre de personnes recherchées.</text:p>
      <text:p text:style-name="Standard">Recherche : filtre le tableau.</text:p>
      <text:p text:style-name="Standard">Seul un des critères est nécessaire, bien que les 3 puissent être remplis.</text:p>
      <text:p text:style-name="Standard"/>
      <text:h text:style-name="Heading_20_2" text:outline-level="2">Création/mise à jour</text:h>
      <text:p text:style-name="Standard"/>
      <text:p text:style-name="P6"><draw:frame draw:style-name="fr4" draw:name="images10" text:anchor-type="paragraph" svg:width="17cm" svg:height="8.629cm" draw:z-index="5"><draw:image xlink:href="Pictures/2000000700005F810000307A4CF6C7A9.svm" xlink:type="simple" xlink:show="embed" xlink:actuate="onLoad"/></draw:frame><text:soft-page-break/>Pour le tableau d'activité, la colonne adresse a été retirée pour alléger le tableau.</text:p>
      <text:p text:style-name="Standard"/>
      <text:p text:style-name="Standard">La création d'un voyage sera découpé en 3 parties :</text:p>
      <text:list xml:id="list545940167913982182" text:style-name="L1">
        <text:list-item>
          <text:p text:style-name="P8">I informations sur le voyage</text:p>
        </text:list-item>
        <text:list-item>
          <text:p text:style-name="P8">II Personnes participant au voyage</text:p>
        </text:list-item>
        <text:list-item>
          <text:p text:style-name="P8">III Activités composant le voyage</text:p>
        </text:list-item>
      </text:list>
      <text:p text:style-name="Standard"/>
      <text:p text:style-name="Standard"/>
      <text:p text:style-name="Standard">1: zone de saisie des informations. </text:p>
      <text:p text:style-name="Standard">libellé : libellé du voyage</text:p>
      <text:p text:style-name="Standard">statut : une combo-box reliée au référentiel R_STATUT_VOYAGE</text:p>
      <text:p text:style-name="Standard">description : Text-area (Zone de texte multi-ligness) pour la description du voyage.</text:p>
      <text:p text:style-name="Standard"/>
      <text:p text:style-name="Standard">2: une table (ou tableur) permet de voir l'ensemble des personnes participant au voyage.</text:p>
      <text:p text:style-name="Standard">La dernière colonne contenant des « X » contiendra des boutons rouges marqués d'une croix, permettant de retirer une personne du voyage. Dans ce cas, une fenêtre popup de confirmation apparaîtra.</text:p>
      <text:p text:style-name="Standard"/>
      <text:p text:style-name="Standard">3: un « double click » sur une ligne permet de passer directement à la fonctionnalité « mise à jour » (voir Personne : Création/Mise à jour) </text:p>
      <text:p text:style-name="Standard"/>
      <text:p text:style-name="Standard">4: le bouton ajouté permet de passer directement à la fonctionnalité « ajouter une personne au voyage » (voir Personne : Consultation). Le panneau apparaîtra dans une boite de dialogue bloquante. Le choix d'une personne existante (ou l'ajout d'une nouvelle personne) sera alors possible.</text:p>
      <text:p text:style-name="Standard"/>
      <text:p text:style-name="Standard">5: une table (ou tableur) permet de voir l'ensemble des activités composants le voyage.</text:p>
      <text:p text:style-name="Standard">Il est a noté les différences suivantes par rapport à une activité :</text:p>
      <text:list xml:id="list4657481912946695313" text:style-name="L2">
        <text:list-item>
          <text:p text:style-name="P9">ajout de la colonne « début » : début du voyage.</text:p>
        </text:list-item>
        <text:list-item>
          <text:p text:style-name="P9">ajout de la colonne « fin » : fin du voyage.</text:p>
        </text:list-item>
        <text:list-item>
          <text:p text:style-name="P9">Il y a 2 colonnes « cout » : </text:p>
          <text:list>
            <text:list-item>
              <text:p text:style-name="P9">« cout u » est le coût unitaire de l'activité (celui présenté précédement dans le chapitre activité).</text:p>
            </text:list-item>
            <text:list-item>
              <text:p text:style-name="P9">« cout » est le coût total de l'activité. Calculé en fonction, de du « cout u » et du nombre <text:soft-page-break/>de personnes. </text:p>
            </text:list-item>
          </text:list>
        </text:list-item>
      </text:list>
      <text:p text:style-name="Standard">La dernière colonne contenant des « X » contiendra des boutons rouges marqués d'une croix, permettant de retirer une activité du voyage. Dans ce cas, une fenêtre popup de confirmation apparaîtra.</text:p>
      <text:p text:style-name="Standard">sur la table, cliquer sur le titre « début », « Catégorie », « Libellé » ou « coût » permet de trier la colonne de la table.</text:p>
      <text:p text:style-name="Standard"/>
      <text:p text:style-name="Standard">6: un « double click » sur une ligne permet de passer directement à la fonctionnalité « mise à jour » (voir Création/Mise à jour d'une activité) </text:p>
      <text:p text:style-name="Standard"/>
      <text:p text:style-name="Standard">7: le total indique le total des coûts des activités du voyage.</text:p>
      <text:p text:style-name="Standard"/>
      <text:p text:style-name="Standard">8: <text:s/>le bouton ajouté permet de passer directement à la fonctionnalité « ajouter une activité au voyage » . Le panneau apparaîtra dans une boite de dialogue bloquante. Le choix d'une activité existante <text:s/>sera alors possible.</text:p>
      <text:p text:style-name="Standard"/>
      <text:p text:style-name="Standard">9: bouton pour confirmer ou annuler l'opération. Dans le cas « ok », soit une boite de dialogue confirmera l'enregistrement de l'information, soit (cas d'un ajout à la consultation) la boite de dialogue sera fermera et l'on reviendra à la consultation.</text:p>
      <text:p text:style-name="Standard"/>
      <text:h text:style-name="Heading_20_2" text:outline-level="2">Ajout d'une activité au voyage</text:h>
      <text:p text:style-name="P4"/>
      <text:p text:style-name="Standard"><draw:frame draw:style-name="fr1" draw:name="images11" text:anchor-type="paragraph" svg:width="17cm" svg:height="6.832cm" draw:z-index="18"><draw:image xlink:href="Pictures/20000007000079A6000030E44590C630.svm" xlink:type="simple" xlink:show="embed" xlink:actuate="onLoad"/></draw:frame></text:p>
      <text:p text:style-name="Standard">1: Un timeSpinner et une zone de saisie non saisissable affichera la date. Un bouton fera apparaître une boite de dialogue « Date picker » permettant de modifier ce champ.</text:p>
      <text:p text:style-name="Standard">Exemple :</text:p>
      <text:p text:style-name="Standard"/>
      <text:p text:style-name="Standard"><draw:frame draw:style-name="fr3" draw:name="images12" text:anchor-type="paragraph" svg:width="5.791cm" svg:height="3.794cm" draw:z-index="19"><draw:image xlink:href="Pictures/2000000700001D5B00001988224ED94B.svm" xlink:type="simple" xlink:show="embed" xlink:actuate="onLoad"/></draw:frame></text:p>
      <text:p text:style-name="Standard"/>
      <text:p text:style-name="Standard"><text:soft-page-break/>2: Un timeSpinner et une zone de saisie non saisissable affichera la date. Un bouton fera apparaître une boite de dialogue « Date picker » permettant de modifier ce champ.</text:p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Référentiel</text:h>
      <text:h text:style-name="Heading_20_2" text:outline-level="2">Référentiel R_CATEGORIE</text:h>
      <text:p text:style-name="P4"/>
      <text:p text:style-name="Standard"><draw:frame draw:style-name="fr4" draw:name="images16" text:anchor-type="paragraph" svg:width="12.278cm" svg:height="8.654cm" draw:z-index="7"><draw:image xlink:href="Pictures/2000000700002FF6000021CD57335867.svm" xlink:type="simple" xlink:show="embed" xlink:actuate="onLoad"/></draw:frame></text:p>
      <text:p text:style-name="Standard">1: une table (ou tableur) permet de voir l'ensemble des catégories. </text:p>
      <text:p text:style-name="Standard"/>
      <text:p text:style-name="Standard">2: zone de saisie des informations de la nouvelle catégorie :</text:p>
      <text:p text:style-name="Standard">libelle : le libellé.</text:p>
      <text:p text:style-name="Standard"/>
      <text:p text:style-name="Standard">3: le bouton ajouter permet d'ajouter la catégorie saisie au référentiel.</text:p>
      <text:p text:style-name="Standard"/>
      <text:h text:style-name="Heading_20_2" text:outline-level="2">Référentiel R_CODE_POSTAL</text:h>
      <text:p text:style-name="P4"/>
      <text:p text:style-name="P4"><draw:frame draw:style-name="fr4" draw:name="images17" text:anchor-type="paragraph" svg:width="10.98cm" svg:height="8.043cm" draw:z-index="14"><draw:image xlink:href="Pictures/2000000700002AE500001F6C1BBCD28C.svm" xlink:type="simple" xlink:show="embed" xlink:actuate="onLoad"/></draw:frame><text:soft-page-break/></text:p>
      <text:p text:style-name="Standard"/>
      <text:p text:style-name="Standard">1: une table (ou tableur) permet de voir l'ensemble des codes postaux. </text:p>
      <text:p text:style-name="Standard"/>
      <text:p text:style-name="Standard">2: zone de saisie des informations du nouveau code postal :</text:p>
      <text:p text:style-name="Standard">code postal: le code postal.</text:p>
      <text:p text:style-name="Standard">ville : la ville.</text:p>
      <text:p text:style-name="Standard">Pays : le pays</text:p>
      <text:p text:style-name="Standard"/>
      <text:p text:style-name="Standard">3: le bouton ajouter permet d'ajouter le code postal saisie au référentiel.</text:p>
      <text:p text:style-name="Standard"/>
      <text:h text:style-name="Heading_20_2" text:outline-level="2">Référentiel R_PAYS</text:h>
      <text:p text:style-name="Text_20_body"/>
      <text:p text:style-name="Standard"><draw:frame draw:style-name="fr4" draw:name="images19" text:anchor-type="paragraph" svg:width="11.218cm" svg:height="6.879cm" draw:z-index="16"><draw:image xlink:href="Pictures/2000000700002BD300001AE0962FCA9C.svm" xlink:type="simple" xlink:show="embed" xlink:actuate="onLoad"/></draw:frame></text:p>
      <text:p text:style-name="Standard"/>
      <text:p text:style-name="Standard">1: une table (ou tableur) permet de voir l'ensemble des pays. </text:p>
      <text:p text:style-name="Standard"/>
      <text:p text:style-name="Standard">2: zone de saisie des informations du nouveau pays :</text:p>
      <text:p text:style-name="Standard">Pays : le pays</text:p>
      <text:p text:style-name="Standard"/>
      <text:p text:style-name="Standard"><text:soft-page-break/>3: le bouton ajouter permet d'ajouter le pays saisie au référentiel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oist Dubuc</meta:initial-creator>
    <meta:creation-date>2021-03-05T17:46:24.29</meta:creation-date>
    <meta:generator>OpenOffice/4.1.9$Win32 OpenOffice.org_project/419m1$Build-9805</meta:generator>
    <dc:date>2021-07-14T10:35:12.84</dc:date>
    <dc:creator>Benoist Dubuc</dc:creator>
    <meta:editing-duration>P1DT5H7M35S</meta:editing-duration>
    <meta:editing-cycles>125</meta:editing-cycles>
    <meta:document-statistic meta:table-count="0" meta:image-count="20" meta:object-count="0" meta:page-count="14" meta:paragraph-count="165" meta:word-count="1905" meta:character-count="11123"/>
  </office:meta>
</office:document-meta>
</file>